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? Why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totally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!!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Glug... glug... glug... glug... glug... glug...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Glug..... glug..... glug..... glug..... glug.....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